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8" office:value-type="string" office:string-value="Attached Document. Details">
            <text:p>Attached Document. Details</text:p>
          </table:table-cell>
          <table:table-cell table:style-name="ce8" office:value-type="string" office:string-value=""/>
          <table:table-cell table:style-name="ce8" office:value-type="string" office:string-value="Attached Document">
            <text:p>Attached Docu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ttached Document. UBL Version Identifier. Identifier">
            <text:p>Attached Document. UBL Vers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ttached Document. Customization Identifier. Identifier">
            <text:p>Attached Document. Customiza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ttached Document. Profile Identifier. Identifier">
            <text:p>Attached Document. Profile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ttached Document. Profile Execution Identifier. Identifier">
            <text:p>Attached Document. Profile Execu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ttached Document. Identifier">
            <text:p>Attached Document.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ttached Document. UUID. Identifier">
            <text:p>Attached Document. UUID.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ttached Document. Issue Date. Date">
            <text:p>Attached Document. Issue Date. Dat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ttached Document. Issue Time. Time">
            <text:p>Attached Document. Issue Time. Tim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9" office:string-value="Attached Document. Note. Text">
            <text:p>Attached Document. Not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1]&lt;&gt;&quot;&quot;;CONCATENATE([.F11];&quot; &quot;;[.G11]);[.G11])"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9" office:string-value="Attached Document. Document Type Code. Code">
            <text:p>Attached Document. Document Type Code. Cod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2]&lt;&gt;&quot;&quot;;CONCATENATE([.F12];&quot; &quot;;[.G12]);[.G12])"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document.">
            <text:p>A code sign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9" office:string-value="Attached Document. Document Type. Text">
            <text:p>Attached Document. Document Typ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ext:p>Document</text:p>
          </table:table-cell>
          <table:table-cell office:value-type="string" table:style-name="ce9" office:string-value="Type">
            <text:p>Type</text:p>
          </table:table-cell>
          <table:table-cell office:value-type="string" table:style-name="ce11" table:formula="of:=IF([.F13]&lt;&gt;&quot;&quot;;CONCATENATE([.F13];&quot; &quot;;[.G13]);[.G13])" office:string-value="Document Type">
            <text:p>Document Typ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specifying the type of document.">
            <text:p>Text spec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9" office:string-value="Attached Document. Parent_ Document Identifier. Identifier">
            <text:p>Attached Document. Parent_ Document Identifier.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ext:p>Document</text:p>
          </table:table-cell>
          <table:table-cell office:value-type="string" table:style-name="ce9" office:string-value="Identifier">
            <text:p>Identifier</text:p>
          </table:table-cell>
          <table:table-cell office:value-type="string" table:style-name="ce11" table:formula="of:=IF([.F14]&lt;&gt;&quot;&quot;;CONCATENATE([.F14];&quot; &quot;;[.G14]);[.G14])" office:string-value="Document Identifier">
            <text:p>Docum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Identifier of the parent document.">
            <text:p>The Identifier of the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9" office:string-value="Attached Document. Parent_ Document Type Code. Code">
            <text:p>Attached Document. Parent_ Document Type Code. Code</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5]&lt;&gt;&quot;&quot;;CONCATENATE([.F15];&quot; &quot;;[.G15]);[.G15])"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parent document.">
            <text:p>A code signifying the type of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9" office:string-value="Attached Document. Parent Document_ Version. Identifier">
            <text:p>Attached Document. Parent Document_ Version.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Document">
            <text:p>Parent Document</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referred document.">
            <text:p>Indicates the current version of the referred document.</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Attached Document. Signature">
            <text:p>Attached Document. Signatur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Attached Document. Sender_ Party. Party">
            <text:p>Attached Document. Send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Attached Document. Receiver_ Party. Party">
            <text:p>Attached Document. Receiv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10" office:value-type="string" office:string-value="Attached Document. Attachment">
            <text:p>Attached Document. Attachment</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Attachment">
            <text:p>Attachment</text:p>
          </table:table-cell>
          <table:table-cell table:style-name="ce10" office:value-type="string" office:string-value="Attachment">
            <text:p>Attach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ttachment">
            <text:p>Attach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ttachment containing the document content.">
            <text:p>An attachment containing the document cont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10" office:value-type="string" office:string-value="Attached Document. Parent Document_ Line Reference. Line Reference">
            <text:p>Attached Document. Parent Document_ Line Reference. Line Referenc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Parent Document">
            <text:p>Parent Document</text:p>
          </table:table-cell>
          <table:table-cell table:style-name="ce10" office:value-type="string" office:string-value=""/>
          <table:table-cell table:style-name="ce10" office:value-type="string" office:string-value=""/>
          <table:table-cell table:style-name="ce10" table:formula="of:=[.M21]" office:value-type="string" office:string-value="Line Reference">
            <text:p>Line Reference</text:p>
          </table:table-cell>
          <table:table-cell table:style-name="ce10" office:value-type="string" office:string-value="Line Reference">
            <text:p>Lin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ine Reference">
            <text:p>Line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ine in the attached document.">
            <text:p>A reference to a line in the attached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